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a6a6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pload all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sk how many entries exis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7"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7"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7"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string" calcext:value-type="string">
            <text:p>Enter new PI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string" calcext:value-type="string">
            <text:p>Ask if device is presen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04:04:51.942088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20T04:05:29.460152704</dc:date>
    <meta:editing-duration>P1DT14H8M59S</meta:editing-duration>
    <meta:editing-cycles>31</meta:editing-cycles>
    <meta:document-statistic meta:table-count="3" meta:cell-count="1089" meta:object-count="0"/>
  </office:meta>
</office:document-meta>
</file>